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57in"/>
    </style:style>
    <style:style style:name="co2" style:family="table-column">
      <style:table-column-properties fo:break-before="auto" style:column-width="0.8272in"/>
    </style:style>
    <style:style style:name="co3" style:family="table-column">
      <style:table-column-properties fo:break-before="auto" style:column-width="0.8874in"/>
    </style:style>
    <style:style style:name="ro1" style:family="table-row">
      <style:table-row-properties style:row-height="0.178in" fo:break-before="auto" style:use-optimal-row-height="false"/>
    </style:style>
    <style:style style:name="ta1" style:family="table" style:master-page-name="PageStyle_5f_tst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s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55" table:default-cell-style-name="ce1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55"/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0.801003" calcext:value-type="float">
            <text:p>0.801003</text:p>
          </table:table-cell>
          <table:table-cell table:number-columns-repeated="255"/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72" calcext:value-type="float">
            <text:p>0.72</text:p>
          </table:table-cell>
          <table:table-cell table:number-columns-repeated="255"/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0.658826" calcext:value-type="float">
            <text:p>0.658826</text:p>
          </table:table-cell>
          <table:table-cell table:number-columns-repeated="255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0.608082" calcext:value-type="float">
            <text:p>0.608082</text:p>
          </table:table-cell>
          <table:table-cell table:number-columns-repeated="255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56411" calcext:value-type="float">
            <text:p>0.56411</text:p>
          </table:table-cell>
          <table:table-cell table:number-columns-repeated="255"/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0.525026" calcext:value-type="float">
            <text:p>0.525026</text:p>
          </table:table-cell>
          <table:table-cell table:number-columns-repeated="255"/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0.489706" calcext:value-type="float">
            <text:p>0.489706</text:p>
          </table:table-cell>
          <table:table-cell table:number-columns-repeated="255"/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0.457414" calcext:value-type="float">
            <text:p>0.457414</text:p>
          </table:table-cell>
          <table:table-cell table:number-columns-repeated="255"/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0.427636" calcext:value-type="float">
            <text:p>0.427636</text:p>
          </table:table-cell>
          <table:table-cell table:number-columns-repeated="255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4" calcext:value-type="float">
            <text:p>0.4</text:p>
          </table:table-cell>
          <table:table-cell table:number-columns-repeated="255"/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0.37422" calcext:value-type="float">
            <text:p>0.37422</text:p>
          </table:table-cell>
          <table:table-cell table:number-columns-repeated="255"/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0.350077" calcext:value-type="float">
            <text:p>0.350077</text:p>
          </table:table-cell>
          <table:table-cell table:number-columns-repeated="255"/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0.327393" calcext:value-type="float">
            <text:p>0.327393</text:p>
          </table:table-cell>
          <table:table-cell table:number-columns-repeated="255"/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0.306026" calcext:value-type="float">
            <text:p>0.306026</text:p>
          </table:table-cell>
          <table:table-cell table:number-columns-repeated="255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285857" calcext:value-type="float">
            <text:p>0.285857</text:p>
          </table:table-cell>
          <table:table-cell table:number-columns-repeated="255"/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0.266788" calcext:value-type="float">
            <text:p>0.266788</text:p>
          </table:table-cell>
          <table:table-cell table:number-columns-repeated="255"/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0.248734" calcext:value-type="float">
            <text:p>0.248734</text:p>
          </table:table-cell>
          <table:table-cell table:number-columns-repeated="255"/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0.231625" calcext:value-type="float">
            <text:p>0.231625</text:p>
          </table:table-cell>
          <table:table-cell table:number-columns-repeated="255"/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0.215398" calcext:value-type="float">
            <text:p>0.215398</text:p>
          </table:table-cell>
          <table:table-cell table:number-columns-repeated="255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2" calcext:value-type="float">
            <text:p>0.2</text:p>
          </table:table-cell>
          <table:table-cell table:number-columns-repeated="255"/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0.185384" calcext:value-type="float">
            <text:p>0.185384</text:p>
          </table:table-cell>
          <table:table-cell table:number-columns-repeated="255"/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0.171507" calcext:value-type="float">
            <text:p>0.171507</text:p>
          </table:table-cell>
          <table:table-cell table:number-columns-repeated="255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0.158335" calcext:value-type="float">
            <text:p>0.158335</text:p>
          </table:table-cell>
          <table:table-cell table:number-columns-repeated="255"/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0.145834" calcext:value-type="float">
            <text:p>0.145834</text:p>
          </table:table-cell>
          <table:table-cell table:number-columns-repeated="255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133975" calcext:value-type="float">
            <text:p>0.133975</text:p>
          </table:table-cell>
          <table:table-cell table:number-columns-repeated="255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0.122732" calcext:value-type="float">
            <text:p>0.122732</text:p>
          </table:table-cell>
          <table:table-cell table:number-columns-repeated="255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0.112081" calcext:value-type="float">
            <text:p>0.112081</text:p>
          </table:table-cell>
          <table:table-cell table:number-columns-repeated="255"/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0.102002" calcext:value-type="float">
            <text:p>0.102002</text:p>
          </table:table-cell>
          <table:table-cell table:number-columns-repeated="255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0.0924759" calcext:value-type="float">
            <text:p>0.0924759</text:p>
          </table:table-cell>
          <table:table-cell table:number-columns-repeated="255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0834849" calcext:value-type="float">
            <text:p>0.0834849</text:p>
          </table:table-cell>
          <table:table-cell table:number-columns-repeated="255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0.0750135" calcext:value-type="float">
            <text:p>0.0750135</text:p>
          </table:table-cell>
          <table:table-cell table:number-columns-repeated="255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0.0670477" calcext:value-type="float">
            <text:p>0.0670477</text:p>
          </table:table-cell>
          <table:table-cell table:number-columns-repeated="255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0.0595746" calcext:value-type="float">
            <text:p>0.0595746</text:p>
          </table:table-cell>
          <table:table-cell table:number-columns-repeated="255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0.0525825" calcext:value-type="float">
            <text:p>0.0525825</text:p>
          </table:table-cell>
          <table:table-cell table:number-columns-repeated="255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0460608" calcext:value-type="float">
            <text:p>0.0460608</text:p>
          </table:table-cell>
          <table:table-cell table:number-columns-repeated="255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0.04" calcext:value-type="float">
            <text:p>0.04</text:p>
          </table:table-cell>
          <table:table-cell table:number-columns-repeated="255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0.0343914" calcext:value-type="float">
            <text:p>0.0343914</text:p>
          </table:table-cell>
          <table:table-cell table:number-columns-repeated="255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0.0292271" calcext:value-type="float">
            <text:p>0.0292271</text:p>
          </table:table-cell>
          <table:table-cell table:number-columns-repeated="255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0.0245001" calcext:value-type="float">
            <text:p>0.0245001</text:p>
          </table:table-cell>
          <table:table-cell table:number-columns-repeated="255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0202041" calcext:value-type="float">
            <text:p>0.0202041</text:p>
          </table:table-cell>
          <table:table-cell table:number-columns-repeated="255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0.0163334" calcext:value-type="float">
            <text:p>0.0163334</text:p>
          </table:table-cell>
          <table:table-cell table:number-columns-repeated="255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0.012883" calcext:value-type="float">
            <text:p>0.012883</text:p>
          </table:table-cell>
          <table:table-cell table:number-columns-repeated="255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0.0098485" calcext:value-type="float">
            <text:p>0.0098485</text:p>
          </table:table-cell>
          <table:table-cell table:number-columns-repeated="255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0.00722611" calcext:value-type="float">
            <text:p>0.00722611</text:p>
          </table:table-cell>
          <table:table-cell table:number-columns-repeated="255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00501256" calcext:value-type="float">
            <text:p>0.00501256</text:p>
          </table:table-cell>
          <table:table-cell table:number-columns-repeated="255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0.00320514" calcext:value-type="float">
            <text:p>0.00320514</text:p>
          </table:table-cell>
          <table:table-cell table:number-columns-repeated="255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.00180162" calcext:value-type="float">
            <text:p>0.00180162</text:p>
          </table:table-cell>
          <table:table-cell table:number-columns-repeated="255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.00080032" calcext:value-type="float">
            <text:p>0.00080032</text:p>
          </table:table-cell>
          <table:table-cell table:number-columns-repeated="255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.00020002" calcext:value-type="float">
            <text:p>0.00020002</text:p>
          </table:table-cell>
          <table:table-cell table:number-columns-repeated="25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020002" calcext:value-type="float">
            <text:p>0.00020002</text:p>
          </table:table-cell>
          <table:table-cell table:number-columns-repeated="255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080032" calcext:value-type="float">
            <text:p>0.00080032</text:p>
          </table:table-cell>
          <table:table-cell table:number-columns-repeated="255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180162" calcext:value-type="float">
            <text:p>0.00180162</text:p>
          </table:table-cell>
          <table:table-cell table:number-columns-repeated="255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320514" calcext:value-type="float">
            <text:p>0.00320514</text:p>
          </table:table-cell>
          <table:table-cell table:number-columns-repeated="25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501256" calcext:value-type="float">
            <text:p>0.00501256</text:p>
          </table:table-cell>
          <table:table-cell table:number-columns-repeated="255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722611" calcext:value-type="float">
            <text:p>0.00722611</text:p>
          </table:table-cell>
          <table:table-cell table:number-columns-repeated="255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98485" calcext:value-type="float">
            <text:p>0.0098485</text:p>
          </table:table-cell>
          <table:table-cell table:number-columns-repeated="255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12883" calcext:value-type="float">
            <text:p>0.012883</text:p>
          </table:table-cell>
          <table:table-cell table:number-columns-repeated="255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163334" calcext:value-type="float">
            <text:p>0.0163334</text:p>
          </table:table-cell>
          <table:table-cell table:number-columns-repeated="25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202041" calcext:value-type="float">
            <text:p>0.0202041</text:p>
          </table:table-cell>
          <table:table-cell table:number-columns-repeated="255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245001" calcext:value-type="float">
            <text:p>0.0245001</text:p>
          </table:table-cell>
          <table:table-cell table:number-columns-repeated="255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292271" calcext:value-type="float">
            <text:p>0.0292271</text:p>
          </table:table-cell>
          <table:table-cell table:number-columns-repeated="255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343914" calcext:value-type="float">
            <text:p>0.0343914</text:p>
          </table:table-cell>
          <table:table-cell table:number-columns-repeated="255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  <table:table-cell table:number-columns-repeated="255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460608" calcext:value-type="float">
            <text:p>0.0460608</text:p>
          </table:table-cell>
          <table:table-cell table:number-columns-repeated="255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525825" calcext:value-type="float">
            <text:p>0.0525825</text:p>
          </table:table-cell>
          <table:table-cell table:number-columns-repeated="255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595746" calcext:value-type="float">
            <text:p>0.0595746</text:p>
          </table:table-cell>
          <table:table-cell table:number-columns-repeated="255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670477" calcext:value-type="float">
            <text:p>0.0670477</text:p>
          </table:table-cell>
          <table:table-cell table:number-columns-repeated="255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750135" calcext:value-type="float">
            <text:p>0.0750135</text:p>
          </table:table-cell>
          <table:table-cell table:number-columns-repeated="255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834849" calcext:value-type="float">
            <text:p>0.0834849</text:p>
          </table:table-cell>
          <table:table-cell table:number-columns-repeated="255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924759" calcext:value-type="float">
            <text:p>0.0924759</text:p>
          </table:table-cell>
          <table:table-cell table:number-columns-repeated="255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102002" calcext:value-type="float">
            <text:p>0.102002</text:p>
          </table:table-cell>
          <table:table-cell table:number-columns-repeated="255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112081" calcext:value-type="float">
            <text:p>0.112081</text:p>
          </table:table-cell>
          <table:table-cell table:number-columns-repeated="255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122732" calcext:value-type="float">
            <text:p>0.122732</text:p>
          </table:table-cell>
          <table:table-cell table:number-columns-repeated="25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33975" calcext:value-type="float">
            <text:p>0.133975</text:p>
          </table:table-cell>
          <table:table-cell table:number-columns-repeated="255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145834" calcext:value-type="float">
            <text:p>0.145834</text:p>
          </table:table-cell>
          <table:table-cell table:number-columns-repeated="255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158335" calcext:value-type="float">
            <text:p>0.158335</text:p>
          </table:table-cell>
          <table:table-cell table:number-columns-repeated="255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171507" calcext:value-type="float">
            <text:p>0.171507</text:p>
          </table:table-cell>
          <table:table-cell table:number-columns-repeated="255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185384" calcext:value-type="float">
            <text:p>0.185384</text:p>
          </table:table-cell>
          <table:table-cell table:number-columns-repeated="25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number-columns-repeated="255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215398" calcext:value-type="float">
            <text:p>0.215398</text:p>
          </table:table-cell>
          <table:table-cell table:number-columns-repeated="255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231625" calcext:value-type="float">
            <text:p>0.231625</text:p>
          </table:table-cell>
          <table:table-cell table:number-columns-repeated="255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248734" calcext:value-type="float">
            <text:p>0.248734</text:p>
          </table:table-cell>
          <table:table-cell table:number-columns-repeated="255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266788" calcext:value-type="float">
            <text:p>0.266788</text:p>
          </table:table-cell>
          <table:table-cell table:number-columns-repeated="25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85857" calcext:value-type="float">
            <text:p>0.285857</text:p>
          </table:table-cell>
          <table:table-cell table:number-columns-repeated="255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306026" calcext:value-type="float">
            <text:p>0.306026</text:p>
          </table:table-cell>
          <table:table-cell table:number-columns-repeated="255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27393" calcext:value-type="float">
            <text:p>0.327393</text:p>
          </table:table-cell>
          <table:table-cell table:number-columns-repeated="255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50077" calcext:value-type="float">
            <text:p>0.350077</text:p>
          </table:table-cell>
          <table:table-cell table:number-columns-repeated="255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7422" calcext:value-type="float">
            <text:p>0.37422</text:p>
          </table:table-cell>
          <table:table-cell table:number-columns-repeated="25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table:number-columns-repeated="255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427636" calcext:value-type="float">
            <text:p>0.427636</text:p>
          </table:table-cell>
          <table:table-cell table:number-columns-repeated="255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57414" calcext:value-type="float">
            <text:p>0.457414</text:p>
          </table:table-cell>
          <table:table-cell table:number-columns-repeated="255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89706" calcext:value-type="float">
            <text:p>0.489706</text:p>
          </table:table-cell>
          <table:table-cell table:number-columns-repeated="255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525026" calcext:value-type="float">
            <text:p>0.525026</text:p>
          </table:table-cell>
          <table:table-cell table:number-columns-repeated="255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6411" calcext:value-type="float">
            <text:p>0.56411</text:p>
          </table:table-cell>
          <table:table-cell table:number-columns-repeated="255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608082" calcext:value-type="float">
            <text:p>0.608082</text:p>
          </table:table-cell>
          <table:table-cell table:number-columns-repeated="255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658826" calcext:value-type="float">
            <text:p>0.658826</text:p>
          </table:table-cell>
          <table:table-cell table:number-columns-repeated="255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72" calcext:value-type="float">
            <text:p>0.72</text:p>
          </table:table-cell>
          <table:table-cell table:number-columns-repeated="255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801003" calcext:value-type="float">
            <text:p>0.801003</text:p>
          </table:table-cell>
          <table:table-cell table:number-columns-repeated="255"/>
        </table:table-row>
        <table:table-row table:style-name="ro1" table:number-rows-repeated="1048475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st" style:display-name="PageStyle_ts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6T13:41:15.775453300</dc:date>
    <meta:editing-cycles>2</meta:editing-cycles>
    <meta:editing-duration>PT2M23S</meta:editing-duration>
    <meta:document-statistic meta:table-count="1" meta:cell-count="200" meta:object-count="0"/>
    <meta:generator>LibreOffice/6.4.6.2$Linux_X86_64 LibreOffice_project/40$Build-2</meta:generator>
  </office:meta>
</office:document-meta>
</file>